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paragraph-properties fo:text-align="start" style:justify-single-word="false"/>
      <style:text-properties fo:color="#000000" style:font-name="Times New Roman" fo:font-size="12pt" style:font-size-asian="12pt" style:font-size-complex="12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9"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0"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fo:color="#000000"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000000" style:font-name="Times New Roman"/>
    </style:style>
    <style:style style:name="P13" style:family="paragraph" style:parent-style-name="Standard">
      <style:paragraph-properties fo:margin-top="0cm" fo:margin-bottom="0.353cm" fo:line-height="115%" fo:text-align="start" style:justify-single-word="false"/>
    </style:style>
    <style:style style:name="P14"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800000" style:font-name="Times New Roman" fo:letter-spacing="normal" fo:font-style="normal" fo:font-weight="normal" fo:background-color="transparent" style:font-name-asian="Calibri"/>
    </style:style>
    <style:style style:name="T3" style:family="text">
      <style:text-properties fo:font-variant="normal" fo:text-transform="none" fo:color="#ff3333" style:font-name="Times New Roman" fo:font-size="12pt" fo:letter-spacing="normal" fo:font-style="normal" fo:font-weight="normal" style:font-size-asian="12pt" style:font-size-complex="12pt"/>
    </style:style>
    <style:style style:name="T4"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5"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6" style:family="text">
      <style:text-properties fo:font-variant="normal" fo:text-transform="none" fo:font-size="12pt" fo:letter-spacing="normal" fo:font-style="normal" fo:font-weight="normal"/>
    </style:style>
    <style:style style:name="T7" style:family="text">
      <style:text-properties fo:font-variant="normal" fo:text-transform="none" fo:font-size="12pt" fo:letter-spacing="normal" fo:font-style="normal" fo:font-weight="normal" style:font-size-asian="12pt" style:font-size-complex="12pt"/>
    </style:style>
    <style:style style:name="T8" style:family="text">
      <style:text-properties fo:color="#000000" style:font-name="Times New Roman" fo:font-size="12pt"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fo:font-size="12pt" style:font-size-asian="12pt" style:font-size-complex="12pt"/>
    </style:style>
    <style:style style:name="T11" style:family="text">
      <style:text-properties fo:color="#800000" style:font-name="Times New Roman" fo:font-weight="normal" fo:background-color="transparent" style:font-name-asian="Calibri"/>
    </style:style>
    <style:style style:name="T12" style:family="text">
      <style:text-properties fo:color="#800000" style:font-name="Times New Roman" fo:font-weight="normal" fo:background-color="transparent" style:font-name-asian="Calibri" style:font-name-complex="Times New Roman"/>
    </style:style>
    <style:style style:name="T13" style:family="text">
      <style:text-properties fo:color="#ff3333" style:font-name="Times New Roman" fo:font-size="12pt" fo:font-weight="normal" fo:background-color="transparent" style:font-name-asian="Calibri"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s text:c="9"/>Le 04 février 1948 le Ceylan , une île au Sud de l'Inde obtient son indépendance. Cette île est peuplé principalement de deux groupes ethniques: les cinghalais , majoritairement bouddhistes et les tamouls majoritairement hindouistes qui vivent au nord-est de l'île. Les cinghalais représentent la majorité de la population sri-lankaise.</text:p>
      <text:p text:style-name="P2">Les deux peuples ont une langue et une culture différente.</text:p>
      <text:p text:style-name="P4">Le pays a adopté comme système politique une démocratie. Il y a donc un parlement et plusieurs partis politiques.</text:p>
      <text:p text:style-name="P4"/>
      <text:p text:style-name="P3"><text:span text:style-name="T9">En 1956 , le </text:span><text:span text:style-name="T8">« </text:span><text:span text:style-name="T1">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5">Les tamouls ont organisé des protestations de manière non violente pour faire reconnaître leurs droits. Malheureusement des émeutes contre la minorité du pays ont alors eu lieu faisant plusieurs morts et plusieurs blessés. </text:p>
      <text:p text:style-name="P5">Les étudiants tamouls ont également eu des difficultés. Il y avait par exemple un quota d'admission qui favorisait les étudiants cinghalais à l'entrée des universités.</text:p>
      <text:p text:style-name="P2"/>
      <text:p text:style-name="P2">Le 22 mai 1972 le Ceylan devient une République et est rebaptisé « Sri Lanka ». Le MEP est rebaptisé « Sri Lanka Freedom Party » (SLFP). </text:p>
      <text:p text:style-name="P2">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2">Les forces de sécurité ont alors réagi de manière violente en tuant plusieurs manifestants.</text:p>
      <text:p text:style-name="P2"/>
      <text:p text:style-name="P2"/>
      <text:p text:style-name="P8">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8">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2"/>
      <text:p text:style-name="P2"/>
      <text:p text:style-name="P2">Toutes les discriminations contre les tamouls ont alors mené à la création du LTTE (« Liberation Tigers of Tamil Eelam » ou « Tigres de Libération de l'Eelam Tamoul » en français).</text:p>
      <text:p text:style-name="P2">Il s'agit d'un mouvement armé crée par Velupillai Prabhakaran le 05 mai 1976.</text:p>
      <text:p text:style-name="P2">Ce mouvement armé revendique l'indépendance du Nord-Est du Sri Lanka dans les villes ou les tamouls sont majoritaires. L'objectif est la création d'un Etat appelé « Tamil Eelam » qui signifie « territoire tamoul ».</text:p>
      <text:p text:style-name="P2"/>
      <text:p text:style-name="P2">Le LTTE <text:s/>a été crée en effet car les manifestations non violentes des tamouls ont été inefficace et sa création marque le début d'une guerre civile.</text:p>
      <text:p text:style-name="P3"><text:soft-page-break/><text:span text:style-name="T10">Prabhakaran est né dans la ville de </text:span><text:span text:style-name="T1">Valvettithurai</text:span><text:span text:style-name="T8"> le 26 novembre 1954. Il a alors 22 ans lorsqu'il fonde le LTTE. D'après lui seul la création d'un Etat indépendant permettrait aux tamouls de vivre en sécurité.</text:span></text:p>
      <text:p text:style-name="P6"/>
      <text:p text:style-name="P6"/>
      <text:p text:style-name="P6"/>
      <text:p text:style-name="P6">Les tigres sont majoritairement composés de jeunes tamouls prêts à se battre pour la cause.</text:p>
      <text:p text:style-name="P6">Lors de la créations du LTTE , les tigres avaient des armes légères qu'ils ont obtenus lors de raids contre les forces de sécurité du gouvernement sri-lankais. Ils ont également fabriqués des engins explosifs par eux-mêmes. </text:p>
      <text:p text:style-name="P6"/>
      <text:p text:style-name="P2">Dans tout conflit armé il y a toujours des pertes civiles comme militaires.</text:p>
      <text:p text:style-name="P2"/>
      <text:p text:style-name="P8"/>
      <text:p text:style-name="P8"/>
      <text:p text:style-name="P9">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9"/>
      <text:p text:style-name="P10"><text:span text:style-name="T12">Le premier tigre noir , </text:span><text:span text:style-name="T2">Vallipuram Vasanthan dit « Captain Miller »</text:span><text:span text:style-name="T11"> est né le 1er janvier 1966. <text:s text:c="8"/>Le 05 juillet 1987, il attaque une base de l'armée sri-lankaise dans une école à Nelliady en conduisant un camion rempli d'explosifs. <text:s text:c="8"/></text:span></text:p>
      <text:p text:style-name="P9"/>
      <text:p text:style-name="P9">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9"/>
      <text:p text:style-name="P9"/>
      <text:p text:style-name="P9"/>
      <text:p text:style-name="P11"><text:soft-page-break/></text:p>
      <text:p text:style-name="P11"/>
      <text:p text:style-name="P13"><text:span text:style-name="T13">Un des membres du LTTE a une histoire très connue et intéréssante. Il s'appelait : </text:span><text:span text:style-name="T3">Rasaiah Parthipan </text:span><text:span text:style-name="T4">(</text:span><text:span text:style-name="T5">இராசையா <text:s text:c="3"/>பார்த்திபன)</text:span><text:span text:style-name="T3">.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4">Cependant après les évènements de juillet noir il décida de rejoindre les tigres tamouls et pris le nom de guerre de “Thileepan”.</text:p>
      <text:p text:style-name="P14">En 1987 le LTTE avait formulé 5 demandes importantes au gouvernement indien:</text:p>
      <text:p text:style-name="P14">-libérer tous les prisonniers politiques tamouls enfermés par l'effet de la loi sur la prévention du terrorisme.</text:p>
      <text:p text:style-name="P12"><text:span text:style-name="T7">-a</text:span><text:span text:style-name="T6">rrêter l'expansion de la colonisation cingalaise sur les terres tamoules déguisée sous le prétexte de "réhabilitation" en attendant d'établir un conseil administratif temporaire</text:span></text:p>
      <text:p text:style-name="P15">-mettre un terme à la construction de postes de police dans les régions du Nord et de l'Est</text:p>
      <text:p text:style-name="P15">- désarmer les "home guards" et retirer l'armée ainsi que la police des établissements scolaires et des collèges.</text:p>
      <text:p text:style-name="P16">-abroger la loi d'urgence</text:p>
      <text:p text:style-name="P16"/>
      <text:p text:style-name="P16">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6">Le deuxième jour de la grève de la faim (le 16 septembre), alors que la fatigue apparu peu à peu , Thileepan demanda un microphone pour parler 2 minutes. Voici son discours :</text:p>
      <text:p text:style-name="P16"/>
      <text:p text:style-name="P16"/>
      <text:p text:style-name="P18">« Vanakkam à mon peuple bien-aimé. Comme je suis incapable de me tenir debout et de parler, je vais m'asseoir tout en parlant.</text:p>
      <text:p text:style-name="P18">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8"/>
      <text:p text:style-name="P18"><text:soft-page-break/>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8"/>
      <text:p text:style-name="P18">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8"/>
      <text:p text:style-name="P18"/>
      <text:p text:style-name="P18"/>
      <text:p text:style-name="P17">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7">Les jours suivants, sa santé s'est détériorée au fur et à mesure et la nouvelle concernant sa grève de la faim a fait le tour du monde. En Inde dans l'Etat du Tamil Nadu , la grève de la faim de Thileepan a même fait la une des journaux.</text:p>
      <text:p text:style-name="P17">Thileepan est décédé le 26 septembre au bout de 12 jours de grève de la faim.</text:p>
      <text:p text:style-name="P17">Le 28 septembre son corps a été donné au département médical de l'université de Jaffna comme il le souhaitait. Son décès a été une très grande tristesse pour la communauté tamoule.</text:p>
      <text:p text:style-name="P17"/>
      <text:p text:style-name="P17"/>
      <text:p text:style-name="P17"/>
      <text:p text:style-name="P17"/>
      <text:p text:style-name="P17"/>
      <text:p text:style-name="P16"/>
      <text:p text:style-name="P16"/>
      <text:p text:style-name="P16"/>
      <text:p text:style-name="P16"/>
      <text:p text:style-name="P16"/>
      <text:p text:style-name="P16"><text:soft-page-break/></text:p>
      <text:p text:style-name="P16"/>
      <text:p text:style-name="P16"/>
      <text:p text:style-name="P16"/>
      <text:p text:style-name="P11"/>
      <text:p text:style-name="P9"/>
      <text:p text:style-name="P9"/>
      <text:p text:style-name="P9"/>
      <text:p text:style-name="P9"/>
      <text:p text:style-name="P9"/>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3-12-28T10:13:04.30</dc:date>
    <dc:creator>Thipakan Sriranjan</dc:creator>
    <meta:editing-duration>PT3H48M28S</meta:editing-duration>
    <meta:editing-cycles>35</meta:editing-cycles>
    <meta:generator>OpenOffice/4.1.8$Win32 OpenOffice.org_project/418m3$Build-9803</meta:generator>
    <meta:document-statistic meta:table-count="0" meta:image-count="0" meta:object-count="0" meta:page-count="5" meta:paragraph-count="41" meta:word-count="1620" meta:character-count="9896"/>
  </office:meta>
</office:document-meta>
</file>